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LED Sphere Effect Machine</text:span></text:p>
      <text:p text:style-name="Text_20_body">Part of the ADJ Startec Series, the Starburst is a LED sphere effect that rotates to your music while shooting out super-sharp, multi-color beam effects. With a light source consisting of five 15W HEX (RGBWA+Purple) LEDs, the Starburst provides access to a wider pallet of colors than previously possible, giving you the flexibility and creative scope to entrance your audience with unique hues and attention-grabbing effects.</text:p>
      <text:p text:style-name="Standard"/>
      <text:p text:style-name="Standard"/>
      <text:p text:style-name="Standard"/>
      <text:p text:style-name="Text_20_body">Possibly the most futuristic of the new Startec Series effects, the Starburst is a rotating “futuristic Mirrorball” fixture that sends out incredibly concise beams of colored lighting that create a moving array of super-effective ‘stars’ when projected onto walls, ceilings and floors. This ‘night-sky’ effect is enhanced by the unit’s powerful 50W source, which consists of five 15W six-color (RGBAW+ PURPLE) LEDs and generates highly powerful beams of light in a wide pallet of colors. Furthermore, the Starburst’s tight beam angle helps the shafts of light cut through darkness and fog to offer a futuristic, far-reaching effect that will transform any small-medium sized venue.<text:line-break/>Using Sound Active mode, the Starburst’s effects will bounce and rotate in time with the music, for eye-catching, synchronized results. Or, using DMX-Controlled mode, users can go more in-depth with their programing; controlling color, rotation speed and strobing to mesmerize audiences with a varied and exciting display.</text:p>
      <text:p text:style-name="Text_20_body"><text:span text:style-name="Strong_20_Emphasis">Specification</text:span></text:p>
      <text:list xml:id="list8742285546284334289" text:style-name="L1">
        <text:list-item>
          <text:p text:style-name="P2">5 x 15W 6-in-1 HEX RGBWY+UV LEDs (Red, Green, Blue, White, Yellow &amp; Purple) </text:p>
        </text:list-item>
        <text:list-item>
          <text:p text:style-name="P2">Produces 34 crisp, bright beams </text:p>
        </text:list-item>
        <text:list-item>
          <text:p text:style-name="P2">Beam Angle: 1 Degree </text:p>
        </text:list-item>
        <text:list-item>
          <text:p text:style-name="P2">13 DMX Channels </text:p>
        </text:list-item>
        <text:list-item>
          <text:p text:style-name="P2">3 operational modes: Auto Run, Sound Active, DMX Controlled </text:p>
        </text:list-item>
        <text:list-item>
          <text:p text:style-name="P2">Stand Alone or Master-Slave Set-Up </text:p>
        </text:list-item>
        <text:list-item>
          <text:p text:style-name="P2">IEC Power Cord Daisy Chain 20 units @ 120V </text:p>
        </text:list-item>
        <text:list-item>
          <text:p text:style-name="P2">Multi-voltage operation: AC 100~240V, 50/60Hz </text:p>
        </text:list-item>
        <text:list-item>
          <text:p text:style-name="P2">Dimensions (LxWxH): 12.5” x 12.5” x 16.25” / 318 x 318 x 412.5mm </text:p>
        </text:list-item>
        <text:list-item>
          <text:p text:style-name="P2">Weight: 8 lbs. / 3.65 kgs. </text:p>
        </text:list-item>
        <text:list-item>
          <text:p text:style-name="P1">Power Consumption: 55W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$Win32 OpenOffice.org_project/411m6$Build-9775</meta:generator>
    <dc:date>2018-02-25T23:16:23.37</dc:date>
    <meta:document-statistic meta:table-count="0" meta:image-count="0" meta:object-count="0" meta:page-count="1" meta:paragraph-count="15" meta:word-count="309" meta:character-count="1923"/>
    <dc:creator>Marti </dc:creator>
    <meta:user-defined meta:name="Info 1"/>
    <meta:user-defined meta:name="Info 2"/>
    <meta:user-defined meta:name="Info 3"/>
    <meta:user-defined meta:name="Info 4"/>
  </office:meta>
</office:document-meta>
</file>